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vertical-align="baseline" fo:margin-bottom="0.0694in" fo:line-height="100%" fo:background-color="#FFFFFF"/>
    </style:style>
    <style:style style:name="T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" style:parent-style-name="DefaultParagraphFont" style:family="text">
      <style:text-properties style:font-name="inherit" style:font-name-asian="Times New Roman" style:font-name-complex="Segoe UI" fo:color="#7030A0" fo:font-size="8pt" style:font-size-asian="8pt" style:font-size-complex="8pt"/>
    </style:style>
    <style:style style:name="T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6" style:parent-style-name="Normal" style:family="paragraph">
      <style:paragraph-properties style:vertical-align="baseline" fo:margin-bottom="0.0694in" fo:line-height="100%" fo:background-color="#FFFFFF"/>
    </style:style>
    <style:style style:name="T7" style:parent-style-name="DefaultParagraphFont" style:family="text">
      <style:text-properties style:font-name="inherit" style:font-name-asian="Times New Roman" style:font-name-complex="Segoe UI" fo:color="#7030A0" fo:font-size="8pt" style:font-size-asian="8pt" style:font-size-complex="8pt"/>
    </style:style>
    <style:style style:name="T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0" style:parent-style-name="Normal" style:family="paragraph">
      <style:paragraph-properties style:vertical-align="baseline" fo:margin-bottom="0.0694in" fo:line-height="100%" fo:background-color="#FFFFFF"/>
      <style:text-properties style:font-name="inherit" style:font-name-asian="Times New Roman" style:font-name-complex="Segoe UI" fo:color="#7030A0" fo:font-size="8pt" style:font-size-asian="8pt" style:font-size-complex="8pt"/>
    </style:style>
    <style:style style:name="P11" style:parent-style-name="Normal" style:family="paragraph">
      <style:paragraph-properties style:vertical-align="baseline" fo:margin-bottom="0.0694in" fo:line-height="100%" fo:background-color="#FFFFFF"/>
    </style:style>
    <style:style style:name="T1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5" style:parent-style-name="DefaultParagraphFont" style:family="text">
      <style:text-properties style:font-name="inherit" style:font-name-asian="Times New Roman" style:font-name-complex="Segoe UI" fo:color="#7030A0" fo:font-size="8pt" style:font-size-asian="8pt" style:font-size-complex="8pt"/>
    </style:style>
    <style:style style:name="T1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7" style:parent-style-name="Normal" style:family="paragraph">
      <style:paragraph-properties style:vertical-align="baseline" fo:margin-bottom="0.0694in" fo:line-height="100%" fo:background-color="#FFFFFF"/>
    </style:style>
    <style:style style:name="T18" style:parent-style-name="DefaultParagraphFont" style:family="text">
      <style:text-properties style:font-name="inherit" style:font-name-asian="Times New Roman" style:font-name-complex="Segoe UI" fo:color="#7030A0" fo:font-size="8pt" style:font-size-asian="8pt" style:font-size-complex="8pt"/>
    </style:style>
    <style:style style:name="T1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1" style:parent-style-name="Normal" style:family="paragraph">
      <style:paragraph-properties style:vertical-align="baseline" fo:margin-bottom="0.0694in" fo:line-height="100%" fo:background-color="#FFFFFF"/>
      <style:text-properties style:font-name="inherit" style:font-name-asian="Times New Roman" style:font-name-complex="Segoe UI" fo:font-style="italic" style:font-style-asian="italic" fo:color="#7030A0" fo:font-size="8pt" style:font-size-asian="8pt" style:font-size-complex="8pt"/>
    </style:style>
    <style:style style:name="P22" style:parent-style-name="Normal" style:family="paragraph">
      <style:paragraph-properties style:vertical-align="baseline" fo:margin-bottom="0.0694in" fo:line-height="100%" fo:background-color="#FFFFFF"/>
    </style:style>
    <style:style style:name="T23" style:parent-style-name="DefaultParagraphFont" style:family="text">
      <style:text-properties style:font-name="inherit" style:font-name-asian="Times New Roman" style:font-name-complex="Segoe UI" fo:font-style="italic" style:font-style-asian="italic" fo:color="#4472C4" fo:font-size="8pt" style:font-size-asian="8pt" style:font-size-complex="8pt"/>
    </style:style>
    <style:style style:name="T24" style:parent-style-name="DefaultParagraphFont" style:family="text"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/>
    </style:style>
    <style:style style:name="P25" style:parent-style-name="Normal" style:family="paragraph">
      <style:paragraph-properties style:vertical-align="baseline" fo:margin-bottom="0.0694in" fo:line-height="100%" fo:background-color="#FFFFFF"/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/>
    </style:style>
    <style:style style:name="P26" style:parent-style-name="Normal" style:family="paragraph">
      <style:paragraph-properties style:vertical-align="baseline" fo:margin-bottom="0.0694in" fo:line-height="100%" fo:background-color="#FFFFFF"/>
    </style:style>
    <style:style style:name="T27" style:parent-style-name="DefaultParagraphFont" style:family="text">
      <style:text-properties style:font-name="inherit" style:font-name-asian="Times New Roman" style:font-name-complex="Segoe UI" fo:font-style="italic" style:font-style-asian="italic" fo:color="#7030A0" fo:font-size="8pt" style:font-size-asian="8pt" style:font-size-complex="8pt"/>
    </style:style>
    <style:style style:name="T28" style:parent-style-name="DefaultParagraphFont" style:family="text">
      <style:text-properties style:font-name="inherit" style:font-name-asian="Times New Roman" style:font-name-complex="Segoe UI" fo:font-style="italic" style:font-style-asian="italic" fo:color="#4472C4" fo:font-size="8pt" style:font-size-asian="8pt" style:font-size-complex="8pt"/>
    </style:style>
    <style:style style:name="T29" style:parent-style-name="DefaultParagraphFont" style:family="text">
      <style:text-properties style:font-name="inherit" style:font-name-asian="Times New Roman" style:font-name-complex="Segoe UI" fo:font-style="italic" style:font-style-asian="italic" fo:color="#7030A0" fo:font-size="8pt" style:font-size-asian="8pt" style:font-size-complex="8pt"/>
    </style:style>
    <style:style style:name="T30" style:parent-style-name="DefaultParagraphFont" style:family="text"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/>
    </style:style>
    <style:style style:name="T31" style:parent-style-name="DefaultParagraphFont" style:family="text"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/>
    </style:style>
    <style:style style:name="P32" style:parent-style-name="Normal" style:family="paragraph">
      <style:paragraph-properties style:vertical-align="baseline" fo:margin-bottom="0.0694in" fo:line-height="100%" fo:background-color="#FFFFFF"/>
      <style:text-properties style:font-name="inherit" style:font-name-asian="Times New Roman" style:font-name-complex="Segoe UI" fo:color="#7030A0" fo:font-size="8pt" style:font-size-asian="8pt" style:font-size-complex="8pt"/>
    </style:style>
    <style:style style:name="P33" style:parent-style-name="Normal" style:family="paragraph">
      <style:paragraph-properties style:vertical-align="baseline" fo:margin-bottom="0.0694in" fo:line-height="100%" fo:background-color="#FFFFFF"/>
    </style:style>
    <style:style style:name="T3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6" style:parent-style-name="Normal" style:family="paragraph">
      <style:paragraph-properties style:vertical-align="baseline" fo:margin-bottom="0.0694in" fo:line-height="100%" fo:background-color="#FFFFFF"/>
    </style:style>
    <style:style style:name="T37" style:parent-style-name="DefaultParagraphFont" style:family="text">
      <style:text-properties style:font-name="inherit" style:font-name-asian="Times New Roman" style:font-name-complex="Segoe UI" fo:color="#7030A0" fo:font-size="8pt" style:font-size-asian="8pt" style:font-size-complex="8pt"/>
    </style:style>
    <style:style style:name="T3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0" style:parent-style-name="Normal" style:family="paragraph">
      <style:paragraph-properties style:vertical-align="baseline" fo:margin-top="0.0694in" fo:margin-bottom="0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style:vertical-align="baseline" fo:margin-top="0.0694in" fo:margin-bottom="0in" fo:line-height="100%" fo:background-color="#FFFFFF"/>
    </style:style>
    <style:style style:name="T4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style:vertical-align="baseline" fo:margin-top="0.0694in" fo:margin-bottom="0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4" style:parent-style-name="Normal" style:family="paragraph">
      <style:paragraph-properties style:vertical-align="baseline" fo:margin-top="0.0694in" fo:margin-bottom="0in" fo:line-height="100%" fo:background-color="#FFFFFF"/>
    </style:style>
    <style:style style:name="T4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8" style:parent-style-name="Normal" style:family="paragraph">
      <style:paragraph-properties style:vertical-align="baseline" fo:margin-top="0.0694in" fo:margin-bottom="0in" fo:line-height="100%" fo:background-color="#FFFFFF"/>
    </style:style>
    <style:style style:name="T4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5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5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5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53" style:parent-style-name="Normal" style:family="paragraph">
      <style:paragraph-properties style:vertical-align="baseline" fo:margin-top="0.0694in" fo:margin-bottom="0in" fo:line-height="100%" fo:background-color="#FFFFFF"/>
    </style:style>
    <style:style style:name="T5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5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5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5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5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59" style:parent-style-name="Normal" style:family="paragraph">
      <style:paragraph-properties style:vertical-align="baseline" fo:margin-top="0.0694in" fo:margin-bottom="0in" fo:line-height="100%" fo:background-color="#FFFFFF"/>
    </style:style>
    <style:style style:name="T6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6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6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63" style:parent-style-name="Normal" style:family="paragraph">
      <style:paragraph-properties style:vertical-align="baseline" fo:margin-top="0.0694in" fo:margin-bottom="0in" fo:line-height="100%" fo:background-color="#FFFFFF"/>
    </style:style>
    <style:style style:name="T6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6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6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6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68" style:parent-style-name="Normal" style:family="paragraph">
      <style:paragraph-properties style:vertical-align="baseline" fo:margin-top="0.0694in" fo:margin-bottom="0in" fo:line-height="100%" fo:background-color="#FFFFFF"/>
    </style:style>
    <style:style style:name="T6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70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7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72" style:parent-style-name="Normal" style:family="paragraph">
      <style:paragraph-properties style:vertical-align="baseline" fo:margin-top="0.0694in" fo:margin-bottom="0in" fo:line-height="100%" fo:background-color="#FFFFFF"/>
    </style:style>
    <style:style style:name="T7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7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75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7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7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7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79" style:parent-style-name="Normal" style:family="paragraph">
      <style:paragraph-properties style:vertical-align="baseline" fo:margin-top="0.0694in" fo:margin-bottom="0in" fo:line-height="100%" fo:background-color="#FFFFFF"/>
    </style:style>
    <style:style style:name="T8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8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85" style:parent-style-name="Normal" style:family="paragraph">
      <style:paragraph-properties style:vertical-align="baseline" fo:margin-top="0.0694in" fo:margin-bottom="0in" fo:line-height="100%" fo:background-color="#FFFFFF"/>
    </style:style>
    <style:style style:name="T8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8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9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91" style:parent-style-name="Normal" style:family="paragraph">
      <style:paragraph-properties style:vertical-align="baseline" fo:margin-top="0.0694in" fo:margin-bottom="0in" fo:line-height="100%" fo:background-color="#FFFFFF"/>
    </style:style>
    <style:style style:name="T9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9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9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9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96" style:parent-style-name="Normal" style:family="paragraph">
      <style:paragraph-properties style:vertical-align="baseline" fo:margin-top="0.0694in" fo:margin-bottom="0in" fo:line-height="100%" fo:background-color="#FFFFFF"/>
    </style:style>
    <style:style style:name="T9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9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9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0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0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0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03" style:parent-style-name="Normal" style:family="paragraph">
      <style:paragraph-properties style:vertical-align="baseline" fo:margin-top="0.0694in" fo:margin-bottom="0in" fo:line-height="100%" fo:background-color="#FFFFFF"/>
    </style:style>
    <style:style style:name="T10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0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0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0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0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0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10" style:parent-style-name="Normal" style:family="paragraph">
      <style:paragraph-properties style:vertical-align="baseline" fo:margin-top="0.0694in" fo:margin-bottom="0in" fo:line-height="100%" fo:background-color="#FFFFFF"/>
    </style:style>
    <style:style style:name="T11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1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1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1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1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1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1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118" style:parent-style-name="Normal" style:family="paragraph">
      <style:paragraph-properties style:vertical-align="baseline" fo:margin-top="0.0694in" fo:margin-bottom="0in" fo:line-height="100%" fo:background-color="#FFFFFF"/>
    </style:style>
    <style:style style:name="T11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2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2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2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2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2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2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2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27" style:parent-style-name="Normal" style:family="paragraph">
      <style:paragraph-properties style:vertical-align="baseline" fo:margin-top="0.0694in" fo:margin-bottom="0in" fo:line-height="100%" fo:background-color="#FFFFFF"/>
    </style:style>
    <style:style style:name="T12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2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3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3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3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33" style:parent-style-name="Normal" style:family="paragraph">
      <style:paragraph-properties style:vertical-align="baseline" fo:margin-top="0.0694in" fo:margin-bottom="0in" fo:line-height="100%" fo:background-color="#FFFFFF"/>
    </style:style>
    <style:style style:name="T13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3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3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3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3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39" style:parent-style-name="Normal" style:family="paragraph">
      <style:paragraph-properties style:vertical-align="baseline" fo:margin-top="0.0694in" fo:margin-bottom="0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40" style:parent-style-name="Normal" style:family="paragraph">
      <style:paragraph-properties style:vertical-align="baseline" fo:margin-top="0.0694in" fo:margin-bottom="0in" fo:line-height="100%" fo:background-color="#FFFFFF"/>
    </style:style>
    <style:style style:name="T14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4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4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4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45" style:parent-style-name="Normal" style:family="paragraph">
      <style:paragraph-properties style:vertical-align="baseline" fo:margin-top="0.0694in" fo:margin-bottom="0in" fo:line-height="100%" fo:background-color="#FFFFFF"/>
    </style:style>
    <style:style style:name="T14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4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4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4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5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5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5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53" style:parent-style-name="Normal" style:family="paragraph">
      <style:paragraph-properties style:vertical-align="baseline" fo:margin-top="0.0694in" fo:margin-bottom="0in" fo:line-height="100%" fo:background-color="#FFFFFF"/>
    </style:style>
    <style:style style:name="T15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5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5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5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5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5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16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6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6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6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64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165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167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6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169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4472C4" fo:font-size="8pt" style:font-size-asian="8pt" style:font-size-complex="8pt"/>
    </style:style>
    <style:style style:name="P17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7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7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7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7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7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7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7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7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7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8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8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8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8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8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8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86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8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8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8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9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9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9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9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9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9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196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19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19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19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0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0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0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0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0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0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0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07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0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0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1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1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1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13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1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1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1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1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1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19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2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224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2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2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2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3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3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3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3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3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3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3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3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38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3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4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4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246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4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4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5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5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5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5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5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5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5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5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5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5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6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6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6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6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6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6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6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67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68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6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7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7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7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73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7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7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7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7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7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7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8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8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8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8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8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85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86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28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28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28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90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291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292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29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294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295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296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29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T29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300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0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0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0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0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0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0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0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0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0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1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1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1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1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1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1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16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1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1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1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2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2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2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2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2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2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2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2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28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2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3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3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3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3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34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3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3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3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3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39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4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4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4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4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4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4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4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47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4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4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5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5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5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53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5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5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5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57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358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5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6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3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6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6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6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69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7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7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7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73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7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7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7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7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78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7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80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P381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8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83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8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8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86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8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88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8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9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9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39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9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39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395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39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9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9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39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0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01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40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0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04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05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0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07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0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09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1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11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1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1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41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15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41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17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18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1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20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2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22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23" style:parent-style-name="DefaultParagraphFont" style:family="text">
      <style:text-properties style:font-name="inherit" style:font-name-asian="Times New Roman" style:font-name-complex="Segoe UI" fo:color="#FF0000" fo:font-size="8pt" style:font-size-asian="8pt" style:font-size-complex="8pt"/>
    </style:style>
    <style:style style:name="T424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25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26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27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28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2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430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3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3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33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34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35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36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37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38" style:parent-style-name="Normal" style:family="paragraph">
      <style:paragraph-properties style:vertical-align="baseline" fo:margin-top="0.0694in" fo:margin-bottom="0.0694in" fo:line-height="100%" fo:background-color="#FFFFFF"/>
    </style:style>
    <style:style style:name="T439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40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T441" style:parent-style-name="DefaultParagraphFont" style:family="text">
      <style:text-properties style:font-name="inherit" style:font-name-asian="Times New Roman" style:font-name-complex="Segoe UI" fo:color="#4472C4" fo:font-size="8pt" style:font-size-asian="8pt" style:font-size-complex="8pt"/>
    </style:style>
    <style:style style:name="T442" style:parent-style-name="DefaultParagraphFont" style:family="text"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43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  <style:style style:name="P444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445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font-style="italic" style:font-style-asian="italic" fo:color="#3E3E40" fo:font-size="8pt" style:font-size-asian="8pt" style:font-size-complex="8pt" style:text-underline-type="single" style:text-underline-style="solid" style:text-underline-width="auto" style:text-underline-mode="continuous"/>
    </style:style>
    <style:style style:name="P446" style:parent-style-name="Normal" style:family="paragraph">
      <style:paragraph-properties style:vertical-align="baseline" fo:margin-top="0.0694in" fo:margin-bottom="0.0694in" fo:line-height="100%" fo:background-color="#FFFFFF"/>
      <style:text-properties style:font-name="inherit" style:font-name-asian="Times New Roman" style:font-name-complex="Segoe UI" fo:color="#3E3E40" fo:font-size="8pt" style:font-size-asian="8pt" style:font-size-complex="8pt"/>
    </style:style>
  </office:automatic-styles>
  <office:body>
    <office:text text:use-soft-page-breaks="true">
      <text:p text:style-name="P1"><text:span text:style-name="T2">SELECT COUNT(DISTINCT<text:s/></text:span><text:span text:style-name="T3">utm_campaign</text:span><text:span text:style-name="T4">)</text:span><text:span text:style-name="T5"><text:s/></text:span></text:p>
      <text:p text:style-name="P6"><text:span text:style-name="T7"><text:s text:c="5"/></text:span><text:span text:style-name="T8">FROM</text:span><text:span text:style-name="T9"><text:s/>page_visits;</text:span></text:p>
      <text:p text:style-name="P10"/>
      <text:p text:style-name="P11"><text:span text:style-name="T12">SELECT COUNT(DISTINCT<text:s/></text:span><text:span text:style-name="T13">utm_</text:span><text:span text:style-name="T14">source</text:span><text:span text:style-name="T15">)</text:span><text:span text:style-name="T16"><text:s/></text:span></text:p>
      <text:p text:style-name="P17"><text:span text:style-name="T18"><text:s text:c="5"/></text:span><text:span text:style-name="T19">FROM</text:span><text:span text:style-name="T20"><text:s/>page_visits;</text:span></text:p>
      <text:p text:style-name="P21"/>
      <text:p text:style-name="P22"><text:span text:style-name="T23">SELECT DISTINCT<text:s/></text:span><text:span text:style-name="T24">utm_source,<text:s/></text:span></text:p>
      <text:p text:style-name="P25"><text:s text:c="17"/>utm_campaign<text:s/></text:p>
      <text:p text:style-name="P26"><text:span text:style-name="T27"><text:s text:c="5"/></text:span><text:span text:style-name="T28">FROM</text:span><text:span text:style-name="T29"><text:s/></text:span><text:span text:style-name="T30">page_visits;</text:span><text:span text:style-name="T31"><text:s/></text:span></text:p>
      <text:p text:style-name="P32"/>
      <text:p text:style-name="P33"><text:span text:style-name="T34">SELECT DISTINCT<text:s/></text:span><text:span text:style-name="T35">page_name<text:s/></text:span></text:p>
      <text:p text:style-name="P36"><text:span text:style-name="T37"><text:s text:c="5"/></text:span><text:span text:style-name="T38">FROM</text:span><text:span text:style-name="T39"><text:s/>page_visits;</text:span></text:p>
      <text:p text:style-name="P40"/>
      <text:p text:style-name="P41"><text:span text:style-name="T42">How many first touches is each campaign responsible for?</text:span></text:p>
      <text:p text:style-name="P43"/>
      <text:p text:style-name="P44"><text:span text:style-name="T45">WITH first_touch<text:s/></text:span><text:span text:style-name="T46">AS</text:span><text:span text:style-name="T47"><text:s/>(</text:span></text:p>
      <text:p text:style-name="P48"><text:span text:style-name="T49"><text:s/></text:span><text:span text:style-name="T50"><text:s text:c="4"/></text:span><text:span text:style-name="T51">SELECT</text:span><text:span text:style-name="T52"><text:s/>user_id,</text:span></text:p>
      <text:p text:style-name="P53"><text:span text:style-name="T54"><text:s text:c="3"/></text:span><text:span text:style-name="T55"><text:s text:c="7"/></text:span><text:span text:style-name="T56">MIN(timestamp)<text:s/></text:span><text:span text:style-name="T57">AS</text:span><text:span text:style-name="T58"><text:s/>'first_touch_at’</text:span></text:p>
      <text:p text:style-name="P59"><text:span text:style-name="T60"><text:s text:c="5"/></text:span><text:span text:style-name="T61">FROM</text:span><text:span text:style-name="T62"><text:s/>page_visits</text:span></text:p>
      <text:p text:style-name="P63"><text:span text:style-name="T64"><text:s text:c="3"/></text:span><text:span text:style-name="T65"><text:s text:c="2"/></text:span><text:span text:style-name="T66">GROUP BY<text:s/></text:span><text:span text:style-name="T67">user_id),</text:span></text:p>
      <text:p text:style-name="P68"><text:span text:style-name="T69">ft_attr<text:s/></text:span><text:span text:style-name="T70">AS</text:span><text:span text:style-name="T71"><text:s/>(</text:span></text:p>
      <text:p text:style-name="P72"><text:span text:style-name="T73"><text:s/></text:span><text:span text:style-name="T74"><text:s text:c="4"/></text:span><text:span text:style-name="T75">SELECT</text:span><text:span text:style-name="T76"><text:s/>ft.</text:span><text:span text:style-name="T77">user_id</text:span><text:span text:style-name="T78">,</text:span></text:p>
      <text:p text:style-name="P79"><text:span text:style-name="T80"><text:s text:c="3"/></text:span><text:span text:style-name="T81"><text:s text:c="7"/></text:span><text:span text:style-name="T82">ft.</text:span><text:span text:style-name="T83">first_touch_at</text:span><text:span text:style-name="T84">,</text:span></text:p>
      <text:p text:style-name="P85"><text:span text:style-name="T86"><text:s text:c="3"/></text:span><text:span text:style-name="T87"><text:s text:c="7"/></text:span><text:span text:style-name="T88">pv.</text:span><text:span text:style-name="T89">utm_source</text:span><text:span text:style-name="T90">,</text:span></text:p>
      <text:p text:style-name="P91"><text:span text:style-name="T92"><text:s text:c="3"/></text:span><text:span text:style-name="T93"><text:s text:c="7"/></text:span><text:span text:style-name="T94">pv.</text:span><text:span text:style-name="T95">utm_campaign</text:span></text:p>
      <text:p text:style-name="P96"><text:span text:style-name="T97"><text:s text:c="2"/></text:span><text:span text:style-name="T98"><text:s text:c="3"/></text:span><text:span text:style-name="T99">FROM</text:span><text:span text:style-name="T100"><text:s/>first_touch<text:s/></text:span><text:span text:style-name="T101">AS</text:span><text:span text:style-name="T102"><text:s/>'ft’</text:span></text:p>
      <text:p text:style-name="P103"><text:span text:style-name="T104"><text:s text:c="3"/></text:span><text:span text:style-name="T105"><text:s text:c="2"/></text:span><text:span text:style-name="T106">JOIN</text:span><text:span text:style-name="T107"><text:s/>page_visits<text:s/></text:span><text:span text:style-name="T108">AS</text:span><text:span text:style-name="T109"><text:s/>'pv’</text:span></text:p>
      <text:p text:style-name="P110"><text:span text:style-name="T111"><text:s text:c="3"/></text:span><text:span text:style-name="T112"><text:s text:c="7"/></text:span><text:span text:style-name="T113">ON</text:span><text:span text:style-name="T114"><text:s/>ft.</text:span><text:span text:style-name="T115">user_id<text:s/></text:span><text:span text:style-name="T116">= pv.</text:span><text:span text:style-name="T117">user_id</text:span></text:p>
      <text:p text:style-name="P118"><text:span text:style-name="T119"><text:s text:c="3"/></text:span><text:span text:style-name="T120"><text:s text:c="7"/></text:span><text:span text:style-name="T121">AND</text:span><text:span text:style-name="T122"><text:s/>ft.</text:span><text:span text:style-name="T123">first_touch_at<text:s/></text:span><text:span text:style-name="T124">= pv.</text:span><text:span text:style-name="T125">timestamp</text:span><text:span text:style-name="T126">)</text:span></text:p>
      <text:p text:style-name="P127"><text:span text:style-name="T128"><text:s text:c="5"/></text:span><text:span text:style-name="T129">SELECT</text:span><text:span text:style-name="T130"><text:s/>ft_attr.</text:span><text:span text:style-name="T131">utm_source</text:span><text:span text:style-name="T132">,<text:s/></text:span></text:p>
      <text:p text:style-name="P133"><text:span text:style-name="T134"><text:s text:c="3"/></text:span><text:span text:style-name="T135"><text:s text:c="7"/></text:span><text:span text:style-name="T136">ft_attr.</text:span><text:span text:style-name="T137">utm_campaign</text:span><text:span text:style-name="T138">,<text:s/></text:span></text:p>
      <text:p text:style-name="P139"><text:s text:c="3"/><text:s text:c="7"/>COUNT (*)<text:s/></text:p>
      <text:p text:style-name="P140"><text:span text:style-name="T141"><text:s text:c="2"/></text:span><text:span text:style-name="T142"><text:s text:c="3"/></text:span><text:span text:style-name="T143">FROM</text:span><text:span text:style-name="T144"><text:s/>ft_attr<text:s/></text:span></text:p>
      <text:p text:style-name="P145"><text:span text:style-name="T146"><text:s text:c="3"/></text:span><text:span text:style-name="T147"><text:s text:c="2"/></text:span><text:span text:style-name="T148">GROUP BY<text:s/></text:span><text:span text:style-name="T149">1</text:span><text:span text:style-name="T150">,<text:s/></text:span><text:span text:style-name="T151">2</text:span><text:span text:style-name="T152"><text:s/></text:span></text:p>
      <text:p text:style-name="P153"><text:span text:style-name="T154"><text:s text:c="3"/></text:span><text:span text:style-name="T155"><text:s text:c="2"/></text:span><text:span text:style-name="T156">O</text:span><text:span text:style-name="T157">RDER</text:span><text:span text:style-name="T158"><text:s/>BY<text:s/></text:span><text:span text:style-name="T159">3</text:span><text:span text:style-name="T160"><text:s/></text:span><text:span text:style-name="T161">DESC</text:span><text:span text:style-name="T162">;</text:span></text:p>
      <text:p text:style-name="P163"/>
      <text:p text:style-name="P164"/>
      <text:p text:style-name="P165"/>
      <text:p text:style-name="P166"/>
      <text:p text:style-name="P167"><text:span text:style-name="T168">How many last touches is each campaign responsible for?</text:span></text:p>
      <text:p text:style-name="P169"/>
      <text:p text:style-name="P170"><text:span text:style-name="T171">WITH</text:span><text:span text:style-name="T172"><text:s/>first_touch<text:s/></text:span><text:span text:style-name="T173">AS</text:span><text:span text:style-name="T174"><text:s/>(</text:span></text:p>
      <text:p text:style-name="P175"><text:span text:style-name="T176"><text:s/></text:span><text:span text:style-name="T177"><text:s text:c="4"/></text:span><text:span text:style-name="T178">SELECT</text:span><text:span text:style-name="T179"><text:s/>user_id,</text:span></text:p>
      <text:p text:style-name="P180"><text:span text:style-name="T181"><text:s text:c="3"/></text:span><text:span text:style-name="T182"><text:s text:c="7"/></text:span><text:span text:style-name="T183">MAX(timestamp)<text:s/></text:span><text:span text:style-name="T184">AS</text:span><text:span text:style-name="T185"><text:s/>'first_touch_at’</text:span></text:p>
      <text:p text:style-name="P186"><text:span text:style-name="T187"><text:s text:c="2"/></text:span><text:span text:style-name="T188"><text:s text:c="3"/></text:span><text:span text:style-name="T189">FROM</text:span><text:span text:style-name="T190"><text:s/>page_visits</text:span></text:p>
      <text:p text:style-name="P191"><text:span text:style-name="T192"><text:s text:c="3"/></text:span><text:span text:style-name="T193"><text:s text:c="2"/></text:span><text:span text:style-name="T194">GROUP BY<text:s/></text:span><text:span text:style-name="T195">user_id),</text:span></text:p>
      <text:p text:style-name="P196"><text:span text:style-name="T197">ft_attr<text:s/></text:span><text:span text:style-name="T198">AS</text:span><text:span text:style-name="T199"><text:s/>(</text:span></text:p>
      <text:p text:style-name="P200"><text:span text:style-name="T201"><text:s/></text:span><text:span text:style-name="T202"><text:s text:c="4"/></text:span><text:span text:style-name="T203">SELECT</text:span><text:span text:style-name="T204"><text:s/>ft.</text:span><text:span text:style-name="T205">user_id</text:span><text:span text:style-name="T206">,</text:span></text:p>
      <text:p text:style-name="P207"><text:span text:style-name="T208"><text:s text:c="3"/></text:span><text:span text:style-name="T209"><text:s text:c="7"/></text:span><text:span text:style-name="T210">ft.</text:span><text:span text:style-name="T211">first_touch_at</text:span><text:span text:style-name="T212">,</text:span></text:p>
      <text:p text:style-name="P213"><text:span text:style-name="T214"><text:s text:c="3"/></text:span><text:span text:style-name="T215"><text:s text:c="7"/></text:span><text:span text:style-name="T216">pv.</text:span><text:span text:style-name="T217">utm_source</text:span><text:span text:style-name="T218">,</text:span></text:p>
      <text:p text:style-name="P219"><text:span text:style-name="T220"><text:s text:c="3"/></text:span><text:span text:style-name="T221"><text:s text:c="7"/></text:span><text:span text:style-name="T222">pv.</text:span><text:span text:style-name="T223">utm_campaign</text:span></text:p>
      <text:p text:style-name="P224"><text:span text:style-name="T225"><text:s text:c="2"/></text:span><text:span text:style-name="T226"><text:s text:c="3"/></text:span><text:span text:style-name="T227">FROM</text:span><text:span text:style-name="T228"><text:s/>first_touch<text:s/></text:span><text:span text:style-name="T229">AS</text:span><text:span text:style-name="T230"><text:s/>'ft’</text:span></text:p>
      <text:p text:style-name="P231"><text:span text:style-name="T232"><text:s text:c="3"/></text:span><text:span text:style-name="T233"><text:s text:c="2"/></text:span><text:span text:style-name="T234">JOIN</text:span><text:span text:style-name="T235"><text:s/>page_visits<text:s/></text:span><text:span text:style-name="T236">AS</text:span><text:span text:style-name="T237"><text:s/>'pv’</text:span></text:p>
      <text:p text:style-name="P238"><text:span text:style-name="T239"><text:s text:c="3"/></text:span><text:span text:style-name="T240"><text:s text:c="2"/></text:span><text:span text:style-name="T241">ON</text:span><text:span text:style-name="T242"><text:s/>ft.</text:span><text:span text:style-name="T243">user_id<text:s/></text:span><text:span text:style-name="T244">= pv</text:span><text:span text:style-name="T245">.user_id</text:span></text:p>
      <text:p text:style-name="P246"><text:span text:style-name="T247"><text:s text:c="3"/></text:span><text:span text:style-name="T248"><text:s text:c="2"/></text:span><text:span text:style-name="T249">AND</text:span><text:span text:style-name="T250"><text:s/>ft.</text:span><text:span text:style-name="T251">first_touch_at<text:s/></text:span><text:span text:style-name="T252">= pv.</text:span><text:span text:style-name="T253">timestamp</text:span><text:span text:style-name="T254">)</text:span></text:p>
      <text:p text:style-name="P255"><text:span text:style-name="T256"><text:s/></text:span><text:span text:style-name="T257">SELECT</text:span><text:span text:style-name="T258"><text:s/>ft_attr.</text:span><text:span text:style-name="T259">utm_source</text:span><text:span text:style-name="T260">,<text:s/></text:span></text:p>
      <text:p text:style-name="P261"><text:span text:style-name="T262"><text:s text:c="3"/></text:span><text:span text:style-name="T263"><text:s text:c="6"/></text:span><text:span text:style-name="T264">ft_attr.</text:span><text:span text:style-name="T265">utm_campaign</text:span><text:span text:style-name="T266">,<text:s/></text:span></text:p>
      <text:p text:style-name="P267"><text:s text:c="3"/><text:s text:c="6"/>COUNT (*)<text:s/></text:p>
      <text:p text:style-name="P268"><text:span text:style-name="T269"><text:s text:c="2"/></text:span><text:span text:style-name="T270"><text:s text:c="2"/></text:span><text:span text:style-name="T271">FROM</text:span><text:span text:style-name="T272"><text:s/>ft_attr<text:s/></text:span></text:p>
      <text:p text:style-name="P273"><text:span text:style-name="T274"><text:s text:c="3"/></text:span><text:span text:style-name="T275"><text:s/></text:span><text:span text:style-name="T276">GROUP BY<text:s/></text:span><text:span text:style-name="T277">1</text:span><text:span text:style-name="T278">,<text:s/></text:span><text:span text:style-name="T279">2</text:span><text:span text:style-name="T280"><text:s/></text:span></text:p>
      <text:p text:style-name="P281"><text:span text:style-name="T282"><text:s text:c="3"/></text:span><text:span text:style-name="T283">O</text:span><text:span text:style-name="T284">RDER</text:span><text:span text:style-name="T285"><text:s/>BY<text:s/></text:span><text:span text:style-name="T286">3</text:span><text:span text:style-name="T287"><text:s/></text:span><text:span text:style-name="T288">DESC</text:span><text:span text:style-name="T289">;</text:span></text:p>
      <text:p text:style-name="P290"/>
      <text:p text:style-name="P291"/>
      <text:p text:style-name="P292"/>
      <text:p text:style-name="P293"/>
      <text:p text:style-name="P294"/>
      <text:p text:style-name="P295"/>
      <text:soft-page-break/>
      <text:p text:style-name="P296"><text:span text:style-name="T297">How many last touches on the purchase page is each campaign</text:span><text:span text:style-name="T298"><text:s/></text:span><text:span text:style-name="T299">responsible for?</text:span></text:p>
      <text:p text:style-name="P300"/>
      <text:p text:style-name="P301"><text:span text:style-name="T302">WITH first_touch<text:s/></text:span><text:span text:style-name="T303">AS</text:span><text:span text:style-name="T304"><text:s/>(</text:span></text:p>
      <text:p text:style-name="P305"><text:span text:style-name="T306"><text:s/></text:span><text:span text:style-name="T307"><text:s text:c="5"/></text:span><text:span text:style-name="T308">SELECT</text:span><text:span text:style-name="T309"><text:s/>user_id,</text:span></text:p>
      <text:p text:style-name="P310"><text:span text:style-name="T311"><text:s text:c="3"/></text:span><text:span text:style-name="T312"><text:s text:c="9"/></text:span><text:span text:style-name="T313">MAX(timestamp)<text:s/></text:span><text:span text:style-name="T314">AS</text:span><text:span text:style-name="T315"><text:s/>'first_touch_at’</text:span></text:p>
      <text:p text:style-name="P316"><text:span text:style-name="T317"><text:s text:c="2"/></text:span><text:span text:style-name="T318"><text:s text:c="4"/></text:span><text:span text:style-name="T319">FROM</text:span><text:span text:style-name="T320"><text:s/>page_visits<text:s/></text:span></text:p>
      <text:p text:style-name="P321"><text:span text:style-name="T322"><text:s text:c="6"/></text:span><text:span text:style-name="T323">WHERE</text:span><text:span text:style-name="T324"><text:s/>page_name = ‘4 – purchase’</text:span></text:p>
      <text:p text:style-name="P325"><text:span text:style-name="T326"><text:s text:c="3"/></text:span><text:span text:style-name="T327"><text:s text:c="3"/></text:span><text:span text:style-name="T328">GROUP BY<text:s/></text:span><text:span text:style-name="T329">user_id),</text:span></text:p>
      <text:p text:style-name="P330"><text:span text:style-name="T331">ft_attr<text:s/></text:span><text:span text:style-name="T332">AS</text:span><text:span text:style-name="T333"><text:s/>(</text:span></text:p>
      <text:p text:style-name="P334"><text:span text:style-name="T335"><text:s/></text:span><text:span text:style-name="T336"><text:s text:c="5"/></text:span><text:span text:style-name="T337">SELECT</text:span><text:span text:style-name="T338"><text:s/>ft.</text:span><text:span text:style-name="T339">user_id</text:span><text:span text:style-name="T340">,</text:span></text:p>
      <text:p text:style-name="P341"><text:span text:style-name="T342"><text:s text:c="3"/></text:span><text:span text:style-name="T343"><text:s text:c="9"/></text:span><text:span text:style-name="T344">ft.</text:span><text:span text:style-name="T345">first_touch_at</text:span><text:span text:style-name="T346">,</text:span></text:p>
      <text:p text:style-name="P347"><text:span text:style-name="T348"><text:s text:c="3"/></text:span><text:span text:style-name="T349"><text:s text:c="9"/></text:span><text:span text:style-name="T350">pv.</text:span><text:span text:style-name="T351">utm_source</text:span><text:span text:style-name="T352">,</text:span></text:p>
      <text:p text:style-name="P353"><text:span text:style-name="T354"><text:s text:c="3"/></text:span><text:span text:style-name="T355"><text:s text:c="9"/></text:span><text:span text:style-name="T356">pv.</text:span><text:span text:style-name="T357">utm_campaign</text:span></text:p>
      <text:p text:style-name="P358"><text:span text:style-name="T359"><text:s text:c="2"/></text:span><text:span text:style-name="T360"><text:s text:c="4"/></text:span><text:span text:style-name="T361">FROM</text:span><text:span text:style-name="T362"><text:s/>first_touch<text:s/></text:span><text:span text:style-name="T363">AS</text:span><text:span text:style-name="T364"><text:s/>'ft’</text:span></text:p>
      <text:p text:style-name="P365"><text:span text:style-name="T366"><text:s text:c="2"/></text:span><text:span text:style-name="T367"><text:s text:c="3"/></text:span><text:span text:style-name="T368"><text:s/></text:span><text:span text:style-name="T369">JOIN</text:span><text:span text:style-name="T370"><text:s/>page_visits<text:s/></text:span><text:span text:style-name="T371">AS</text:span><text:span text:style-name="T372"><text:s/>'pv’</text:span></text:p>
      <text:p text:style-name="P373"><text:span text:style-name="T374"><text:s text:c="3"/></text:span><text:span text:style-name="T375"><text:s text:c="3"/></text:span><text:span text:style-name="T376">ON</text:span><text:span text:style-name="T377"><text:s/>ft.</text:span><text:span text:style-name="T378">user_id<text:s/></text:span><text:span text:style-name="T379">= pv.</text:span><text:span text:style-name="T380">user_id</text:span></text:p>
      <text:p text:style-name="P381"><text:span text:style-name="T382"><text:s text:c="3"/></text:span><text:span text:style-name="T383"><text:s text:c="3"/></text:span><text:span text:style-name="T384">AND</text:span><text:span text:style-name="T385"><text:s/>ft.</text:span><text:span text:style-name="T386">first_touch_at<text:s/></text:span><text:span text:style-name="T387">= pv.</text:span><text:span text:style-name="T388">timestamp</text:span><text:span text:style-name="T389">)</text:span></text:p>
      <text:p text:style-name="P390"><text:span text:style-name="T391">SELECT</text:span><text:span text:style-name="T392"><text:s/>ft_attr.</text:span><text:span text:style-name="T393">utm_source</text:span><text:span text:style-name="T394">,<text:s/></text:span></text:p>
      <text:p text:style-name="P395"><text:span text:style-name="T396"><text:s text:c="2"/></text:span><text:span text:style-name="T397"><text:s text:c="5"/></text:span><text:span text:style-name="T398"><text:s/></text:span><text:span text:style-name="T399"><text:s text:c="4"/></text:span><text:span text:style-name="T400">ft_attr.</text:span><text:span text:style-name="T401">utm_campaign</text:span><text:span text:style-name="T402">,<text:s/></text:span></text:p>
      <text:p text:style-name="P403"><text:s text:c="3"/><text:s text:c="9"/>COUNT (*)<text:s/></text:p>
      <text:p text:style-name="P404"><text:span text:style-name="T405"><text:s text:c="2"/></text:span><text:span text:style-name="T406"><text:s text:c="5"/></text:span><text:span text:style-name="T407">FROM</text:span><text:span text:style-name="T408"><text:s/>ft_attr<text:s/></text:span></text:p>
      <text:p text:style-name="P409"><text:span text:style-name="T410"><text:s text:c="3"/></text:span><text:span text:style-name="T411"><text:s text:c="4"/></text:span><text:span text:style-name="T412">GROUP BY<text:s/></text:span><text:span text:style-name="T413">1</text:span><text:span text:style-name="T414">,<text:s/></text:span><text:span text:style-name="T415">2</text:span><text:span text:style-name="T416"><text:s/></text:span></text:p>
      <text:p text:style-name="P417"><text:span text:style-name="T418"><text:s text:c="3"/></text:span><text:span text:style-name="T419"><text:s text:c="4"/></text:span><text:span text:style-name="T420">O</text:span><text:span text:style-name="T421">RDER<text:s/></text:span><text:span text:style-name="T422">BY<text:s/></text:span><text:span text:style-name="T423">3</text:span><text:span text:style-name="T424"><text:s/></text:span><text:span text:style-name="T425">DESC</text:span><text:span text:style-name="T426">;</text:span></text:p>
      <text:p text:style-name="P427"/>
      <text:p text:style-name="P428"><text:span text:style-name="T429">How many visitors make a purchase?</text:span></text:p>
      <text:p text:style-name="P430"><text:span text:style-name="T431">SELECT COUNT(DISTINCT<text:s/></text:span><text:span text:style-name="T432">user_id)</text:span></text:p>
      <text:p text:style-name="P433"><text:span text:style-name="T434"><text:s text:c="3"/></text:span><text:span text:style-name="T435"><text:s text:c="4"/></text:span><text:span text:style-name="T436">FROM<text:s/></text:span><text:span text:style-name="T437">page_visits</text:span></text:p>
      <text:p text:style-name="P438"><text:span text:style-name="T439"><text:s text:c="3"/></text:span><text:span text:style-name="T440"><text:s text:c="4"/></text:span><text:span text:style-name="T441">WHERE</text:span><text:span text:style-name="T442"><text:s/>page_name = ‘4 – purchase’;</text:span></text:p>
      <text:p text:style-name="P443"/>
      <text:p text:style-name="P444"/>
      <text:p text:style-name="P445"/>
      <text:p text:style-name="P44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ustin Ballard</meta:initial-creator>
    <dc:creator>Dustin Ballard</dc:creator>
    <meta:creation-date>2018-07-23T02:16:00Z</meta:creation-date>
    <dc:date>2018-07-23T02:17:00Z</dc:date>
    <meta:template xlink:href="Normal" xlink:type="simple"/>
    <meta:editing-cycles>2</meta:editing-cycles>
    <meta:editing-duration>PT780S</meta:editing-duration>
    <meta:document-statistic meta:page-count="2" meta:paragraph-count="4" meta:word-count="337" meta:character-count="2255" meta:row-count="16" meta:non-whitespace-character-count="1922"/>
  </office:meta>
</office:document-meta>
</file>